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0.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4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 each</text:p>
          </table:table-cell>
        </table:table-row>
        <table:table-row table:style-name="ro1">
          <table:table-cell office:value-type="string" calcext:value-type="string">
            <text:p>Digikey parts </text:p>
          </table:table-cell>
          <table:table-cell office:value-type="currency" office:currency="USD" office:value="67.14" calcext:value-type="currency">
            <text:p>$67.14</text:p>
          </table:table-cell>
          <table:table-cell table:formula="of:=SUM([.B$1:.B$1048576])" office:value-type="currency" office:currency="USD" office:value="111.44" calcext:value-type="currency">
            <text:p>$111.44</text:p>
          </table:table-cell>
          <table:table-cell table:style-name="ce1" table:formula="of:=[.C2]/2" office:value-type="currency" office:currency="USD" office:value="55.72" calcext:value-type="currency">
            <text:p>$55.72</text:p>
          </table:table-cell>
        </table:table-row>
        <table:table-row table:style-name="ro1">
          <table:table-cell office:value-type="string" calcext:value-type="string">
            <text:p>Minus Estevan’s parts</text:p>
          </table:table-cell>
          <table:table-cell office:value-type="currency" office:currency="USD" office:value="-32.5" calcext:value-type="currency">
            <text:p>-$32.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play modules</text:p>
          </table:table-cell>
          <table:table-cell office:value-type="currency" office:currency="USD" office:value="27.8" calcext:value-type="currency">
            <text:p>$27.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ards</text:p>
          </table:table-cell>
          <table:table-cell office:value-type="currency" office:currency="USD" office:value="49" calcext:value-type="currency">
            <text:p>$49.00</text:p>
          </table:table-cell>
          <table:table-cell table:number-columns-repeated="2"/>
        </table:table-row>
        <table:table-row table:style-name="ro1" table:number-rows-repeated="1048570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6">00/00/0000</text:date>, <text:time style:data-style-name="N2" text:time-value="08:32:22.9704416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9T09:06:38.566276596</meta:creation-date>
    <dc:date>2016-12-16T08:32:58.710723367</dc:date>
    <meta:editing-duration>PT6M29S</meta:editing-duration>
    <meta:editing-cycles>2</meta:editing-cycles>
    <meta:generator>LibreOffice/5.2.2.2$Linux_X86_64 LibreOffice_project/20m0$Build-2</meta:generator>
    <meta:document-statistic meta:table-count="1" meta:cell-count="14" meta:object-count="0"/>
  </office:meta>
</office:document-meta>
</file>